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349BBE906D1BF5BC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cd3c1" draw:textarea-horizontal-align="justify" draw:textarea-vertical-align="middle" draw:auto-grow-height="false" fo:min-height="9.656cm" fo:min-width="10.309cm"/>
    </style:style>
    <style:style style:name="gr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0efd4" draw:textarea-horizontal-align="justify" draw:textarea-vertical-align="middle" draw:auto-grow-height="false" fo:min-height="9.656cm" fo:min-width="10.309cm"/>
    </style:style>
    <style:style style:name="gr4" style:family="graphic" style:parent-style-name="standard">
      <style:graphic-properties draw:fill-color="#fffbcc" draw:textarea-horizontal-align="justify" draw:textarea-vertical-align="middle" draw:auto-grow-height="false" fo:min-height="9.656cm" fo:min-width="10.309cm"/>
    </style:style>
    <style:style style:name="gr5" style:family="graphic" style:parent-style-name="objectwithoutfill">
      <style:graphic-properties draw:stroke="dash" draw:stroke-dash="Ultrafine_20_Dashed" draw:marker-end="Short_20_line_20_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cm"/>
    </style:style>
    <style:style style:name="gr10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6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cd3c1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0efd4"/>
      <style:paragraph-properties fo:text-align="center"/>
      <style:text-properties style:text-position="-33% 58%"/>
    </style:style>
    <style:style style:name="P4" style:family="paragraph">
      <loext:graphic-properties draw:fill-color="#fffbcc"/>
      <style:paragraph-properties fo:text-align="center"/>
      <style:text-properties style:text-position="-33% 58%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10" style:family="paragraph">
      <loext:graphic-properties draw:fill="solid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-color="#ffffff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10.809cm" svg:height="9.906cm" svg:x="7.112cm" svg:y="2.97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62cm" svg:height="5.283cm" svg:x="7.483cm" svg:y="3.369cm">
            <draw:image xlink:href="Pictures/10000201000001BB000001349BBE906D1BF5BCA6.png" xlink:type="simple" xlink:show="embed" xlink:actuate="onLoad">
              <text:p/>
            </draw:image>
          </draw:frame>
          <draw:frame draw:style-name="gr2" draw:text-style-name="P2" draw:layer="layout" svg:width="7.62cm" svg:height="5.283cm" svg:x="8.683cm" svg:y="5.269cm">
            <draw:image xlink:href="Pictures/10000201000001BB000001349BBE906D1BF5BCA6.png" xlink:type="simple" xlink:show="embed" xlink:actuate="onLoad">
              <text:p/>
            </draw:image>
          </draw:frame>
          <draw:frame draw:style-name="gr2" draw:text-style-name="P2" draw:layer="layout" svg:width="7.62cm" svg:height="5.283cm" svg:x="9.883cm" svg:y="7.17cm">
            <draw:image xlink:href="Pictures/10000201000001BB000001349BBE906D1BF5BCA6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10.809cm" svg:height="9.906cm" svg:x="8.479cm" svg:y="3.90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62cm" svg:height="5.283cm" svg:x="8.85cm" svg:y="4.293cm">
            <draw:image xlink:href="Pictures/10000201000001BB000001349BBE906D1BF5BCA6.png" xlink:type="simple" xlink:show="embed" xlink:actuate="onLoad">
              <text:p/>
            </draw:image>
          </draw:frame>
          <draw:frame draw:style-name="gr2" draw:text-style-name="P2" draw:layer="layout" svg:width="7.62cm" svg:height="5.283cm" svg:x="10.05cm" svg:y="6.193cm">
            <draw:image xlink:href="Pictures/10000201000001BB000001349BBE906D1BF5BCA6.png" xlink:type="simple" xlink:show="embed" xlink:actuate="onLoad">
              <text:p/>
            </draw:image>
          </draw:frame>
          <draw:frame draw:style-name="gr2" draw:text-style-name="P2" draw:layer="layout" svg:width="7.62cm" svg:height="5.283cm" svg:x="11.25cm" svg:y="8.094cm">
            <draw:image xlink:href="Pictures/10000201000001BB000001349BBE906D1BF5BCA6.png" xlink:type="simple" xlink:show="embed" xlink:actuate="onLoad">
              <text:p/>
            </draw:image>
          </draw:frame>
        </draw:g>
        <draw:custom-shape draw:style-name="gr4" draw:text-style-name="P4" draw:layer="layout" svg:width="10.809cm" svg:height="9.906cm" svg:x="9.855cm" svg:y="4.8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5.283cm" svg:x="10.226cm" svg:y="5.223cm">
          <draw:image xlink:href="Pictures/10000201000001BB000001349BBE906D1BF5BCA6.png" xlink:type="simple" xlink:show="embed" xlink:actuate="onLoad">
            <text:p/>
          </draw:image>
        </draw:frame>
        <draw:frame draw:style-name="gr2" draw:text-style-name="P2" draw:layer="layout" svg:width="7.62cm" svg:height="5.283cm" svg:x="11.426cm" svg:y="7.123cm">
          <draw:image xlink:href="Pictures/10000201000001BB000001349BBE906D1BF5BCA6.png" xlink:type="simple" xlink:show="embed" xlink:actuate="onLoad">
            <text:p/>
          </draw:image>
        </draw:frame>
        <draw:frame draw:style-name="gr2" draw:text-style-name="P2" draw:layer="layout" svg:width="7.62cm" svg:height="5.283cm" svg:x="12.626cm" svg:y="9.024cm">
          <draw:image xlink:href="Pictures/10000201000001BB000001349BBE906D1BF5BCA6.png" xlink:type="simple" xlink:show="embed" xlink:actuate="onLoad">
            <text:p/>
          </draw:image>
        </draw:frame>
        <draw:line draw:style-name="gr5" draw:text-style-name="P2" draw:layer="layout" svg:x1="21.59cm" svg:y1="11.684cm" svg:x2="19.812cm" svg:y2="11.082cm">
          <text:p/>
        </draw:line>
        <draw:frame draw:style-name="gr6" draw:text-style-name="P6" draw:layer="layout" svg:width="2.041cm" svg:height="0.856cm" svg:x="21.481cm" svg:y="11.236cm">
          <draw:text-box>
            <text:p text:style-name="P5"><text:span text:style-name="T1">Autores</text:span></text:p>
          </draw:text-box>
        </draw:frame>
        <draw:line draw:style-name="gr5" draw:text-style-name="P2" draw:layer="layout" svg:x1="21.59cm" svg:y1="11.684cm" svg:x2="19.812cm" svg:y2="11.965cm">
          <text:p/>
        </draw:line>
        <draw:line draw:style-name="gr5" draw:text-style-name="P2" draw:layer="layout" svg:x1="21.59cm" svg:y1="11.684cm" svg:x2="19.812cm" svg:y2="12.954cm">
          <text:p/>
        </draw:line>
        <draw:line draw:style-name="gr5" draw:text-style-name="P2" draw:layer="layout" svg:x1="21.59cm" svg:y1="7.112cm" svg:x2="17.846cm" svg:y2="6.356cm">
          <text:p/>
        </draw:line>
        <draw:frame draw:style-name="gr7" draw:text-style-name="P8" draw:layer="layout" svg:width="2.228cm" svg:height="1.199cm" svg:x="21.256cm" svg:y="6.561cm">
          <draw:text-box>
            <text:p text:style-name="P7"><text:span text:style-name="T1">Pares</text:span></text:p>
            <text:p text:style-name="P7"><text:span text:style-name="T1">(peers)</text:span></text:p>
          </draw:text-box>
        </draw:frame>
        <draw:line draw:style-name="gr5" draw:text-style-name="P2" draw:layer="layout" svg:x1="21.59cm" svg:y1="7.112cm" svg:x2="19.14cm" svg:y2="8.388cm">
          <text:p/>
        </draw:line>
        <draw:line draw:style-name="gr5" draw:text-style-name="P2" draw:layer="layout" svg:x1="21.59cm" svg:y1="7.112cm" svg:x2="20.291cm" svg:y2="9.404cm">
          <text:p/>
        </draw:line>
        <draw:line draw:style-name="gr5" draw:text-style-name="P2" draw:layer="layout" svg:x1="21.59cm" svg:y1="3.783cm" svg:x2="17.921cm" svg:y2="3.556cm">
          <text:p/>
        </draw:line>
        <draw:line draw:style-name="gr5" draw:text-style-name="P2" draw:layer="layout" svg:x1="21.59cm" svg:y1="3.81cm" svg:x2="19.288cm" svg:y2="4.318cm">
          <text:p/>
        </draw:line>
        <draw:line draw:style-name="gr5" draw:text-style-name="P2" draw:layer="layout" svg:x1="21.59cm" svg:y1="3.81cm" svg:x2="20.692cm" svg:y2="5.275cm">
          <text:p/>
        </draw:line>
        <draw:frame draw:style-name="gr8" draw:text-style-name="P6" draw:layer="layout" svg:width="2.282cm" svg:height="1.199cm" svg:x="21.402cm" svg:y="3.161cm">
          <draw:text-box>
            <text:p text:style-name="P5"><text:span text:style-name="T1">Cadeias</text:span></text:p>
            <text:p text:style-name="P5"><text:span text:style-name="T1">(tópicos)</text:span></text:p>
          </draw:text-box>
        </draw:frame>
        <draw:frame draw:style-name="gr9" draw:text-style-name="P9" draw:layer="layout" svg:width="1.487cm" svg:height="0.56cm" svg:x="18.687cm" svg:y="13.625cm">
          <draw:text-box>
            <text:p><text:span text:style-name="T2">tempo</text:span></text:p>
          </draw:text-box>
        </draw:frame>
        <draw:frame draw:style-name="gr9" draw:text-style-name="P9" draw:layer="layout" svg:width="1.487cm" svg:height="0.56cm" svg:x="12.754cm" svg:y="9.652cm">
          <draw:text-box>
            <text:p><text:span text:style-name="T2">autores</text:span></text:p>
          </draw:text-box>
        </draw:frame>
        <draw:frame draw:style-name="gr10" draw:text-style-name="P10" draw:layer="layout" svg:width="3.296cm" svg:height="1.214cm" svg:x="14.703cm" svg:y="8.382cm">
          <draw:text-box>
            <text:p text:style-name="P7"><text:span text:style-name="T1">Blocos</text:span></text:p>
            <text:p text:style-name="P7"><text:span text:style-name="T1">(postagens)</text:span></text:p>
          </draw:text-box>
        </draw:frame>
        <draw:line draw:style-name="gr5" draw:text-style-name="P2" draw:layer="layout" svg:x1="16.303cm" svg:y1="9.606cm" svg:x2="15.037cm" svg:y2="10.765cm">
          <text:p/>
        </draw:line>
        <draw:line draw:style-name="gr5" draw:text-style-name="P2" draw:layer="layout" svg:x1="16.304cm" svg:y1="9.606cm" svg:x2="16.764cm" svg:y2="10.668cm">
          <text:p/>
        </draw:line>
        <draw:line draw:style-name="gr5" draw:text-style-name="P2" draw:layer="layout" svg:x1="16.317cm" svg:y1="9.606cm" svg:x2="18.12cm" svg:y2="10.724cm">
          <text:p/>
        </draw:line>
        <draw:line draw:style-name="gr5" draw:text-style-name="P2" draw:layer="layout" svg:x1="16.317cm" svg:y1="9.606cm" svg:x2="16.002cm" svg:y2="11.74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8:44:00.464106008</meta:creation-date>
    <dc:date>2020-07-15T00:20:35.963899358</dc:date>
    <meta:editing-duration>PT20H51M45S</meta:editing-duration>
    <meta:editing-cycles>3</meta:editing-cycles>
    <meta:generator>LibreOffice/6.0.7.3$Linux_X86_64 LibreOffice_project/00m0$Build-3</meta:generator>
    <meta:document-statistic meta:object-count="56"/>
  </office:meta>
</office:document-meta>
</file>